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fo:margin-left="-0.5in" fo:margin-right="-0.5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2" style:parent-style-name="Normal" style:family="paragraph">
      <style:paragraph-properties fo:text-align="center" fo:margin-left="-0.5in" fo:margin-right="-0.5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3" style:parent-style-name="Normal" style:family="paragraph">
      <style:paragraph-properties fo:text-align="center" fo:margin-left="-0.5in" fo:margin-right="-0.5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4" style:parent-style-name="Normal" style:family="paragraph">
      <style:paragraph-properties fo:line-height="150%" fo:margin-left="-0.5in" fo:margin-right="-0.5in">
        <style:tab-stops/>
      </style:paragraph-properties>
      <style:text-properties style:font-name="Times New Roman" style:font-name-complex="Times New Roman" fo:font-size="14pt" style:font-size-asian="14pt" style:font-size-complex="14pt"/>
    </style:style>
    <style:style style:name="P5" style:parent-style-name="Normal" style:family="paragraph">
      <style:paragraph-properties fo:line-height="150%" fo:margin-left="-0.5in" fo:margin-right="-0.5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6" style:parent-style-name="Normal" style:family="paragraph">
      <style:paragraph-properties fo:line-height="150%" fo:margin-left="-0.5in" fo:margin-right="-0.5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7" style:parent-style-name="Normal" style:family="paragraph">
      <style:paragraph-properties fo:line-height="150%" fo:margin-left="-0.5in" fo:margin-right="-0.5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8" style:parent-style-name="Normal" style:family="paragraph">
      <style:paragraph-properties fo:line-height="150%" fo:margin-left="-0.5in" fo:margin-right="-0.5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9" style:parent-style-name="Normal" style:family="paragraph">
      <style:paragraph-properties fo:line-height="150%"/>
      <style:text-properties style:font-name="Times New Roman" style:font-name-complex="Times New Roman" fo:font-size="14pt" style:font-size-asian="14pt" style:font-size-complex="14pt"/>
    </style:style>
    <style:style style:name="P10" style:parent-style-name="Normal" style:family="paragraph">
      <style:paragraph-properties fo:line-height="150%"/>
      <style:text-properties style:font-name="Times New Roman" style:font-name-complex="Times New Roman" fo:font-size="14pt" style:font-size-asian="14pt" style:font-size-complex="14pt"/>
    </style:style>
    <style:style style:name="P11" style:parent-style-name="Normal" style:family="paragraph">
      <style:paragraph-properties fo:line-height="150%"/>
      <style:text-properties style:font-name="Times New Roman" style:font-name-complex="Times New Roman" fo:font-size="12pt" style:font-size-asian="12pt" style:font-size-complex="12pt"/>
    </style:style>
    <style:style style:name="P12" style:parent-style-name="Normal" style:family="paragraph">
      <style:paragraph-properties fo:line-height="150%"/>
      <style:text-properties style:font-name="Times New Roman" style:font-name-complex="Times New Roman" fo:font-size="12pt" style:font-size-asian="12pt" style:font-size-complex="12pt"/>
    </style:style>
    <style:style style:name="P13" style:parent-style-name="Normal" style:family="paragraph">
      <style:paragraph-properties fo:line-height="150%"/>
      <style:text-properties style:font-name="Times New Roman" style:font-name-complex="Times New Roman" fo:font-size="12pt" style:font-size-asian="12pt" style:font-size-complex="12pt"/>
    </style:style>
    <style:style style:name="P14" style:parent-style-name="Normal" style:family="paragraph">
      <style:paragraph-properties fo:line-height="150%"/>
      <style:text-properties style:font-name="Times New Roman" style:font-name-complex="Times New Roman" fo:font-size="12pt" style:font-size-asian="12pt" style:font-size-complex="12pt"/>
    </style:style>
    <style:style style:name="P15" style:parent-style-name="Normal" style:family="paragraph">
      <style:paragraph-properties fo:line-height="150%"/>
      <style:text-properties style:font-name="Times New Roman" style:font-name-complex="Times New Roman" fo:font-size="12pt" style:font-size-asian="12pt" style:font-size-complex="12pt"/>
    </style:style>
    <style:style style:name="P16" style:parent-style-name="Normal" style:family="paragraph">
      <style:paragraph-properties fo:line-height="150%"/>
    </style:style>
    <style:style style:name="T17" style:parent-style-name="DefaultParagraphFont" style:family="text">
      <style:text-properties style:font-name="Times New Roman" style:font-name-complex="Times New Roman" fo:font-size="12pt" style:font-size-asian="12pt" style:font-size-complex="12pt"/>
    </style:style>
  </office:automatic-styles>
  <office:body>
    <office:text text:use-soft-page-breaks="true">
      <text:p text:style-name="P1">BBA Course</text:p>
      <text:p text:style-name="P2">Quiz 2</text:p>
      <text:p text:style-name="P3">Case Study</text:p>
      <text:p text:style-name="P4">Maria a first-year university student had always viewed herself as an introverted and shy individual. This belief shaped her interactions with others. She<text:s/>often hesitated to engage in conversations and fearing judgment from her peers. During her first week, she noticed the bustling social environment; students laughed in groups, formed study partnerships and shared ideas freely. Observing her classmate, Ali<text:s/>who appeared to be a confident and outspoken participant, Maria felt a mix of admiration and inadequacy. She struggled with the notion that her personality set her apart from others, leading to feelings of loneliness. In her residence she met Sarah who shared her experience of feeling reserved in social settings but had proactively worked on her confidence through joining clubs. Inspired, Maria decided to attend a few activities. Gradually, she discovered that many of her peers shared similar feelings of uncertainty. Maria began to realize that her view of herself was not fixed and that others also had hidden struggles. This shift in mindset opened the door to new friendships and collaborative learning experiences. She found that listening and contributing in small group discussions built her confidence over time. Through these interactions, Maria transformed her understanding of herself and how she related to others, leading her to embrace her unique qualities and grow socially.</text:p>
      <text:p text:style-name="P5">Q 1. How did Maria initially<text:s/>feel about interacting with her peers at university?<text:tab/>/ 2.5</text:p>
      <text:p text:style-name="P6">Q2. What observation did Maria make about her classmates that influenced her?<text:tab/>/2.5</text:p>
      <text:p text:style-name="P7">Q3. What change did Maria undergo after meeting Sarah?<text:tab/><text:tab/><text:tab/><text:tab/><text:tab/>/2.5</text:p>
      <text:p text:style-name="P8">Q4. What was the result of Maria’s new approach to<text:s/>her social interactions?<text:tab/><text:tab/>/2.5</text:p>
      <text:p text:style-name="P9"/>
      <text:p text:style-name="P10"/>
      <text:p text:style-name="P11"/>
      <text:p text:style-name="P12"/>
      <text:p text:style-name="P13"/>
      <text:p text:style-name="P14"/>
      <text:p text:style-name="P15"/>
      <text:p text:style-name="P16"><text:span text:style-name="T17"><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Zakia Naeem</meta:initial-creator>
    <dc:creator>Windows User</dc:creator>
    <meta:creation-date>2025-03-17T04:51:00Z</meta:creation-date>
    <dc:date>2025-03-17T04:52:00Z</dc:date>
    <meta:template xlink:href="Normal" xlink:type="simple"/>
    <meta:editing-cycles>2</meta:editing-cycles>
    <meta:editing-duration>PT60S</meta:editing-duration>
    <meta:user-defined meta:name="GrammarlyDocumentId">6a0181fcc3162717998bb68875356783265954ebaec46b6223aecc2124c25b70</meta:user-defined>
    <meta:document-statistic meta:page-count="2" meta:paragraph-count="9" meta:word-count="276" meta:character-count="1752" meta:row-count="30" meta:non-whitespace-character-count="1485"/>
  </office:meta>
</office:document-meta>
</file>